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Liberation Serif" officeooo:paragraph-rsid="0004335e"/>
    </style:style>
    <style:style style:name="P2" style:family="paragraph" style:parent-style-name="Text_20_body">
      <style:text-properties style:font-name="Liberation Serif" officeooo:rsid="0001d11f" officeooo:paragraph-rsid="0001d11f"/>
    </style:style>
    <style:style style:name="P3" style:family="paragraph" style:parent-style-name="Text_20_body">
      <style:text-properties style:font-name="Liberation Serif" officeooo:rsid="000372b1" officeooo:paragraph-rsid="000372b1"/>
    </style:style>
    <style:style style:name="P4" style:family="paragraph" style:parent-style-name="Text_20_body">
      <style:text-properties style:font-name="Liberation Serif" officeooo:rsid="000716ff" officeooo:paragraph-rsid="000716ff"/>
    </style:style>
    <style:style style:name="P5" style:family="paragraph" style:parent-style-name="Text_20_body">
      <style:text-properties style:font-name="Liberation Serif" officeooo:rsid="000522e7" officeooo:paragraph-rsid="000522e7"/>
    </style:style>
    <style:style style:name="P6" style:family="paragraph" style:parent-style-name="Text_20_body">
      <style:text-properties style:font-name="Liberation Serif" officeooo:rsid="000e2e6e" officeooo:paragraph-rsid="000e2e6e"/>
    </style:style>
    <style:style style:name="P7" style:family="paragraph" style:parent-style-name="Text_20_body">
      <style:text-properties fo:color="#0000ff"/>
    </style:style>
    <style:style style:name="P8" style:family="paragraph" style:parent-style-name="Text_20_body">
      <style:text-properties fo:color="#0000ff" style:font-name="Liberation Mono" fo:font-size="8pt" officeooo:rsid="000372b1" style:font-size-asian="8pt" style:font-size-complex="8pt"/>
    </style:style>
    <style:style style:name="P9" style:family="paragraph" style:parent-style-name="Text_20_body">
      <style:text-properties fo:color="#0000ff" officeooo:rsid="000c26dd"/>
    </style:style>
    <style:style style:name="P10" style:family="paragraph" style:parent-style-name="Text_20_body">
      <style:text-properties officeooo:rsid="000c26dd"/>
    </style:style>
    <style:style style:name="P11" style:family="paragraph" style:parent-style-name="Text_20_body">
      <style:text-properties officeooo:rsid="000d6349"/>
    </style:style>
    <style:style style:name="P12" style:family="paragraph" style:parent-style-name="Code">
      <style:text-properties fo:color="#0000ff"/>
    </style:style>
    <style:style style:name="P13" style:family="paragraph" style:parent-style-name="Code">
      <style:text-properties fo:color="#0000ff" style:font-name="Liberation Mono"/>
    </style:style>
    <style:style style:name="P14" style:family="paragraph" style:parent-style-name="Code">
      <style:text-properties fo:color="#0000ff" style:font-name="Liberation Mono" officeooo:paragraph-rsid="0008ba17"/>
    </style:style>
    <style:style style:name="P15" style:family="paragraph" style:parent-style-name="Code">
      <style:text-properties fo:color="#0000ff" style:font-name="Liberation Mono" officeooo:paragraph-rsid="000716ff"/>
    </style:style>
    <style:style style:name="P16" style:family="paragraph" style:parent-style-name="Code">
      <style:text-properties fo:color="#0000ff" style:font-name="Liberation Mono" officeooo:rsid="0008ba17" officeooo:paragraph-rsid="0008ba17"/>
    </style:style>
    <style:style style:name="P17" style:family="paragraph" style:parent-style-name="Code">
      <style:text-properties fo:color="#0000ff" style:font-name="Liberation Mono" fo:font-size="8pt" officeooo:rsid="0008ba17" officeooo:paragraph-rsid="000978a7" style:font-size-asian="8pt" style:font-size-complex="8pt"/>
    </style:style>
    <style:style style:name="P18" style:family="paragraph" style:parent-style-name="Code">
      <style:text-properties fo:color="#0000ff" officeooo:rsid="000978a7"/>
    </style:style>
    <style:style style:name="P19" style:family="paragraph" style:parent-style-name="Code">
      <style:text-properties fo:color="#0000ff" officeooo:paragraph-rsid="000d6349"/>
    </style:style>
    <style:style style:name="P20" style:family="paragraph" style:parent-style-name="Code">
      <style:text-properties fo:color="#0000ff" officeooo:rsid="000c26dd"/>
    </style:style>
    <style:style style:name="P21" style:family="paragraph" style:parent-style-name="Code">
      <style:text-properties fo:color="#0000ff" officeooo:rsid="000c26dd" officeooo:paragraph-rsid="000c26dd"/>
    </style:style>
    <style:style style:name="P22" style:family="paragraph" style:parent-style-name="Code">
      <style:text-properties fo:color="#0000ff" officeooo:rsid="000d6349"/>
    </style:style>
    <style:style style:name="P23" style:family="paragraph" style:parent-style-name="Code">
      <style:text-properties fo:color="#0000ff" officeooo:rsid="000d6349" officeooo:paragraph-rsid="000d6349"/>
    </style:style>
    <style:style style:name="P24" style:family="paragraph" style:parent-style-name="Text_20_body">
      <style:text-properties style:font-name="Liberation Serif" officeooo:rsid="000e8459" officeooo:paragraph-rsid="000e8459"/>
    </style:style>
    <style:style style:name="P25" style:family="paragraph" style:parent-style-name="Heading_20_1" style:master-page-name="Standard">
      <style:paragraph-properties style:page-number="auto"/>
      <style:text-properties style:font-name="Liberation Serif" officeooo:rsid="0001d11f" officeooo:paragraph-rsid="0001d11f"/>
    </style:style>
    <style:style style:name="P26" style:family="paragraph" style:parent-style-name="Heading_20_2">
      <style:text-properties style:font-name="Liberation Serif" officeooo:rsid="0001d11f"/>
    </style:style>
    <style:style style:name="T1" style:family="text">
      <style:text-properties officeooo:rsid="0001d11f"/>
    </style:style>
    <style:style style:name="T2" style:family="text">
      <style:text-properties officeooo:rsid="000372b1"/>
    </style:style>
    <style:style style:name="T3" style:family="text">
      <style:text-properties officeooo:rsid="0004335e"/>
    </style:style>
    <style:style style:name="T4" style:family="text">
      <style:text-properties officeooo:rsid="000716ff"/>
    </style:style>
    <style:style style:name="T5" style:family="text">
      <style:text-properties officeooo:rsid="000978a7"/>
    </style:style>
    <style:style style:name="T6" style:family="text">
      <style:text-properties officeooo:rsid="000b4ba7"/>
    </style:style>
    <style:style style:name="T7" style:family="text">
      <style:text-properties officeooo:rsid="000c26dd"/>
    </style:style>
    <style:style style:name="T8" style:family="text">
      <style:text-properties officeooo:rsid="000d6349"/>
    </style:style>
    <style:style style:name="T9" style:family="text">
      <style:text-properties fo:language="zxx" fo:country="none" officeooo:rsid="000d6349" style:language-asian="zxx" style:country-asian="none" style:language-complex="zxx" style:country-complex="none"/>
    </style:style>
    <style:style style:name="T10" style:family="text">
      <style:text-properties officeooo:rsid="000fa7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Test af CPR Broker-tilføjelser</text:h>
      <text:p text:style-name="P2">Der er tilføjet 5 nye metoder til CPR Brokerens API: ReadSnapshot, ReadPeriod, ListSnapshot, ListPeriod og SubscribeOnCriteria.</text:p>
      <text:p text:style-name="P2"/>
      <text:p text:style-name="P6">Disse kan tilgås, på samme måde, som de allerede eksisterende metoder. De initiale indstillinger (autentificering, nøgleudveksling ol.) er derfor de samme, som I anvender i jeres nuværende tilgang til CPR Broker.</text:p>
      <text:p text:style-name="P6"/>
      <text:p text:style-name="P24">Testserverens IP er: 10.1.2.197</text:p>
      <text:p text:style-name="P6"/>
      <text:p text:style-name="P6">Nedenfor følger eksempler på hvordan disse metoder kan tilgås.</text:p>
      <text:p text:style-name="P2"/>
      <text:h text:style-name="P26" text:outline-level="2">ReadSnapshot</text:h>
      <text:p text:style-name="P3">Denne metode tager et LaesOejebliksbilled<text:span text:style-name="T7">e</text:span>InputType-objekt og returnerer et LaesOutType-objekt. </text:p>
      <text:p text:style-name="P4">Her er et kodeeksempel, som kan anvendes til testing af metoden:</text:p>
      <text:p text:style-name="P16">var uuid = PartService.GetUuid([cpr-nummer]);</text:p>
      <text:p text:style-name="P14">Part.LaesOejebliksbilledeInputType input = new Part.LaesOejebliksbilledeInputType() {</text:p>
      <text:p text:style-name="P13"><text:tab/>UUID = uuid.UUID,</text:p>
      <text:p text:style-name="P13">};</text:p>
      <text:p text:style-name="P15"><text:span text:style-name="T4">LaesOutputType person = PartService.Read</text:span><text:span text:style-name="T1">Snapshot</text:span><text:span text:style-name="T4">(input);</text:span></text:p>
      <text:p text:style-name="P7"/>
      <text:h text:style-name="P26" text:outline-level="2">ReadPeriod</text:h>
      <text:p text:style-name="P3">Denne metode tager et LaesPeriodeInputType-objekt og returnerer et LaesOutType-objekt. </text:p>
      <text:p text:style-name="P17">var uuid = PartService.GetUuid([cpr-nummer]);</text:p>
      <text:p text:style-name="P18">Part.LaesPeriodInputType test = new Part.LaesPeriodInputType() {</text:p>
      <text:p text:style-name="P18"><text:tab/>UUID = uuid.UUID,</text:p>
      <text:p text:style-name="P12"><text:span text:style-name="T5"><text:tab/>VirkningFraDato = </text:span><text:span text:style-name="T6">[fradato]</text:span><text:span text:style-name="T5">,</text:span></text:p>
      <text:p text:style-name="P12"><text:span text:style-name="T5"><text:tab/>VirkningTilDato = </text:span><text:span text:style-name="T6">[tildato]</text:span><text:span text:style-name="T5">,</text:span></text:p>
      <text:p text:style-name="P18">};</text:p>
      <text:p text:style-name="P12"><text:span text:style-name="T4">L</text:span><text:span text:style-name="T10">ae</text:span><text:span text:style-name="T4">sOutputType person = PartService.Read</text:span><text:span text:style-name="T1">Snapshot</text:span><text:span text:style-name="T4">(input);</text:span></text:p>
      <text:p text:style-name="P8"/>
      <text:h text:style-name="P26" text:outline-level="2">ListSnapshot</text:h>
      <text:p text:style-name="P3">Denne metode tager et ListOejebliksbilled<text:span text:style-name="T7">e</text:span>InputType-objekt og returnerer et ListOutType-objekt. </text:p>
      <text:p text:style-name="P20">Part.ListOejebliksbilledeInputType listInput = new Part.ListOejebliksbilledeInputType() {</text:p>
      <text:p text:style-name="P21"><text:tab/>UUID = [cpr1, cpr2, cpr3, cpr4, cpr5, cpr6],</text:p>
      <text:p text:style-name="P20"><text:tab/>VirkningDato = [dato],</text:p>
      <text:p text:style-name="P20">};</text:p>
      <text:p text:style-name="P10"/>
      <text:h text:style-name="P26" text:outline-level="2">ListPeriod</text:h>
      <text:p text:style-name="P1"><text:span text:style-name="T2">Denne metode tager et L</text:span><text:span text:style-name="T3">i</text:span><text:span text:style-name="T2">s</text:span><text:span text:style-name="T3">t</text:span><text:span text:style-name="T2">PeriodeInputType-objekt og returnerer et L</text:span><text:span text:style-name="T3">ist</text:span><text:span text:style-name="T2">OutType-objekt. </text:span></text:p>
      <text:p text:style-name="P20">Part.ListPeriodInputType periodInput = new ListPeriodInputType() {</text:p>
      <text:p text:style-name="P21"><text:tab/>UUID = [cpr1, cpr2, cpr3, cpr4, cpr5, cpr6],</text:p>
      <text:p text:style-name="P21"><text:tab/>VirkningFraDato = [fradato],</text:p>
      <text:p text:style-name="P21"><text:tab/>VirkningTilDato = [tildato],</text:p>
      <text:p text:style-name="P20">};</text:p>
      <text:p text:style-name="P9"/>
      <text:h text:style-name="P26" text:outline-level="2"><text:soft-page-break/>SubscribeOnCriteria</text:h>
      <text:p text:style-name="P5">Denne metode tager et SoegObjektType- samt et ChannelBaseType-objekt og returnerer et ChangeSubscriptionType<text:span text:style-name="T8">-objekt</text:span>.</text:p>
      <text:p text:style-name="P22">var SoegObjekt = new Subscriptions.SoegObjektType() {</text:p>
      <text:p text:style-name="P22"><text:tab/>UUID = null,</text:p>
      <text:p text:style-name="P22"><text:tab/>BrugervendtNoegleTekst = null,</text:p>
      <text:p text:style-name="P22"><text:tab/>SoegAttributListe = new Subscriptions.SoegAttributListeType() {</text:p>
      <text:p text:style-name="P22"><text:tab/><text:tab/>SoegEgenskab = new Subscriptions.SoegEgenskabType[] {</text:p>
      <text:p text:style-name="P22"><text:tab/><text:tab/><text:tab/>new Subscriptions.SoegEgenskabType() {</text:p>
      <text:p text:style-name="P22"><text:tab/><text:tab/><text:tab/><text:tab/>AndreAdresser = new Subscriptions.AdresseType() {</text:p>
      <text:p text:style-name="P22"><text:tab/><text:tab/><text:tab/><text:tab/><text:tab/>Item = new Subscriptions.DanskAdresseType() {</text:p>
      <text:p text:style-name="P22"><text:tab/><text:tab/><text:tab/><text:tab/><text:tab/><text:tab/>AddressComplete = new Subscriptions.AddressCompleteType() {</text:p>
      <text:p text:style-name="P22"><text:tab/><text:tab/><text:tab/><text:tab/><text:tab/><text:tab/><text:tab/>AddressAccess = new Subscriptions.AddressAccessType() {</text:p>
      <text:p text:style-name="P22"><text:tab/><text:tab/><text:tab/><text:tab/><text:tab/><text:tab/><text:tab/><text:tab/>MunicipalityCode = "104"</text:p>
      <text:p text:style-name="P22"><text:tab/><text:tab/><text:tab/><text:tab/><text:tab/><text:tab/><text:tab/>}</text:p>
      <text:p text:style-name="P22"><text:tab/><text:tab/><text:tab/><text:tab/><text:tab/><text:tab/>}</text:p>
      <text:p text:style-name="P22"><text:tab/><text:tab/><text:tab/><text:tab/><text:tab/>}</text:p>
      <text:p text:style-name="P22"><text:tab/><text:tab/><text:tab/><text:tab/>}</text:p>
      <text:p text:style-name="P22"><text:tab/><text:tab/><text:tab/>}</text:p>
      <text:p text:style-name="P22"><text:tab/><text:tab/>}</text:p>
      <text:p text:style-name="P22"><text:tab/>}</text:p>
      <text:p text:style-name="P22">};</text:p>
      <text:p text:style-name="P23">var fileShareChannel = new Subscriptions.FileShareChannelType(){ Path="[sti_til_fil]" };</text:p>
      <text:p text:style-name="P23">var subscription = SubscriptionsService.SubscribeOnCriteria(fileShareChannel, SoegObjekt);</text:p>
      <text:p text:style-name="P19"><text:span text:style-name="T8">var subscriptionID = </text:span><text:span text:style-name="T9">subscription.SubscriptionId;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text-properties style:font-name="Liberation Serif" fo:font-size="8pt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4T12:53:11.56</meta:creation-date>
    <dc:date>2013-06-07T09:29:45.60</dc:date>
    <meta:editing-duration>PT1H36M32S</meta:editing-duration>
    <meta:editing-cycles>12</meta:editing-cycles>
    <meta:generator>LibreOffice/4.0.1.2$Windows_x86 LibreOffice_project/84102822e3d61eb989ddd325abf1ac077904985</meta:generator>
    <meta:document-statistic meta:table-count="0" meta:image-count="0" meta:object-count="0" meta:page-count="2" meta:paragraph-count="59" meta:word-count="281" meta:character-count="2633" meta:non-whitespace-character-count="2332"/>
  </office:meta>
</office:document-meta>
</file>